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Segoe UI" svg:font-family="'Segoe UI', Verdana, 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343cm" style:rel-column-width="20598*"/>
    </style:style>
    <style:style style:name="Таблица1.B" style:family="table-column">
      <style:table-column-properties style:column-width="1.323cm" style:rel-column-width="5100*"/>
    </style:style>
    <style:style style:name="Таблица1.C" style:family="table-column">
      <style:table-column-properties style:column-width="3.147cm" style:rel-column-width="12131*"/>
    </style:style>
    <style:style style:name="Таблица1.D" style:family="table-column">
      <style:table-column-properties style:column-width="7.186cm" style:rel-column-width="2770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343cm" style:rel-column-width="20598*"/>
    </style:style>
    <style:style style:name="Таблица2.B" style:family="table-column">
      <style:table-column-properties style:column-width="1.323cm" style:rel-column-width="5100*"/>
    </style:style>
    <style:style style:name="Таблица2.C" style:family="table-column">
      <style:table-column-properties style:column-width="3.147cm" style:rel-column-width="12131*"/>
    </style:style>
    <style:style style:name="Таблица2.D" style:family="table-column">
      <style:table-column-properties style:column-width="7.186cm" style:rel-column-width="2770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5.343cm" style:rel-column-width="20598*"/>
    </style:style>
    <style:style style:name="Таблица3.B" style:family="table-column">
      <style:table-column-properties style:column-width="1.323cm" style:rel-column-width="5100*"/>
    </style:style>
    <style:style style:name="Таблица3.C" style:family="table-column">
      <style:table-column-properties style:column-width="3.147cm" style:rel-column-width="12131*"/>
    </style:style>
    <style:style style:name="Таблица3.D" style:family="table-column">
      <style:table-column-properties style:column-width="7.186cm" style:rel-column-width="2770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" style:family="paragraph" style:parent-style-name="Text_20_body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4" style:family="paragraph" style:parent-style-name="Text_20_body">
      <style:text-properties style:font-name="Times New Roman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Text_20_body">
      <style:text-properties style:font-name="Times New Roman" fo:font-size="7pt" fo:language="en" fo:country="US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6" style:family="paragraph" style:parent-style-name="Text_20_body">
      <style:text-properties style:font-name="Times New Roman" fo:font-size="7pt" fo:language="en" fo:country="US" fo:font-style="normal" fo:font-weight="normal" fo:background-color="#ffff00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Text_20_body">
      <style:text-properties style:font-name="Times New Roman" fo:font-size="12pt" fo:language="en" fo:country="US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language="en" fo:country="US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font-variant="normal" fo:text-transform="none" fo:color="#2a2a2a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able_20_Contents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text-properties style:font-name="Times New Roman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Table_20_Contents">
      <style:text-properties style:font-name="Times New Roman" fo:font-size="8pt" fo:language="zxx" fo:country="none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text-properties style:font-name="Times New Roman" fo:font-size="8pt" fo:language="en" fo:country="U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text-properties fo:font-variant="normal" fo:text-transform="none" fo:color="#222222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2a2a2a" style:font-name="Segoe UI" fo:font-size="15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Footnote">
      <style:text-properties fo:language="en" fo:country="US"/>
    </style:style>
    <style:style style:name="P21" style:family="paragraph" style:parent-style-name="Text_20_body">
      <style:paragraph-properties fo:text-align="center" style:justify-single-word="false"/>
      <style:text-properties fo:language="en" fo:country="US"/>
    </style:style>
    <style:style style:name="P22" style:family="paragraph" style:parent-style-name="Text_20_body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9pt" fo:language="en" fo:country="US" style:font-size-asian="9pt" style:font-size-complex="9pt"/>
    </style:style>
    <style:style style:name="P24" style:family="paragraph" style:parent-style-name="Text_20_body">
      <style:text-properties style:font-name="Times New Roman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Text_20_body">
      <style:text-properties style:font-name="Times New Roman" fo:font-size="7pt" fo:language="en" fo:country="US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27" style:family="paragraph" style:parent-style-name="Text_20_body">
      <style:text-properties style:font-name="Times New Roman" fo:font-size="7pt" fo:language="en" fo:country="US" fo:font-style="normal" fo:font-weight="normal" fo:background-color="#ffff00" style:font-size-asian="7pt" style:font-style-asian="normal" style:font-weight-asian="normal" style:font-size-complex="7pt" style:font-style-complex="normal" style:font-weight-complex="normal"/>
    </style:style>
    <style:style style:name="P28" style:family="paragraph" style:parent-style-name="Heading_20_1">
      <style:paragraph-properties fo:margin-left="1.251cm" fo:margin-right="0cm" fo:text-indent="0cm" style:auto-text-indent="false"/>
      <style:text-properties fo:font-variant="normal" fo:text-transform="none" fo:color="#2a2a2a" style:font-name="Segoe UI" fo:font-size="15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7pt" fo:letter-spacing="normal" fo:language="en" fo:country="US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3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cm" fo:margin-right="0cm" fo:orphans="2" fo:widows="2" fo:text-indent="0cm" style:auto-text-indent="false"/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Times New Roman" fo:font-size="9pt" fo:language="en" fo:country="US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Table_20_Contents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fo:font-variant="normal" fo:text-transform="none" fo:color="#222222" style:font-name="Times New Roman" fo:font-size="10pt" fo:letter-spacing="normal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font-name="Times New Roman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2a2a2a" style:font-name="Times New Roman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222222" fo:letter-spacing="normal"/>
    </style:style>
    <style:style style:name="T6" style:family="text">
      <style:text-properties fo:font-variant="normal" fo:text-transform="none" fo:color="#222222" fo:font-size="7pt" fo:letter-spacing="normal" style:font-size-asian="7pt" style:font-size-complex="7pt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tightvnc-x.x.x-setup-yybit.msi (command-line options).</text:h>
      <text:p text:style-name="P17"/>
      <text:p text:style-name="P10">tightvnc-x.x.x-setup-yybit.msi (where x.x.x – version number, yy – 32 or 64)</text:p>
      <text:p text:style-name="P11">Provides the install, modify and uninstall operations for TightVNC.</text:p>
      <text:p text:style-name="P11"/>
      <text:p text:style-name="P11">Command line syntax:</text:p>
      <text:p text:style-name="Text_20_body"><text:span text:style-name="Strong_20_Emphasis"><text:span text:style-name="T1">msiexec /i </text:span></text:span><text:span text:style-name="T4">tightvnc-x.x.x-setup-yybit.msi</text:span><text:span text:style-name="Emphasis"><text:span text:style-name="T1"> [PROPERTY1=VALUE1] [PROPERTY2=VALUE2]</text:span></text:span></text:p>
      <text:p text:style-name="Text_20_body"><text:span text:style-name="Emphasis"><text:span text:style-name="T1">(For more information about the Windows Installer command-line options, see the msiexec.exe documentation)</text:span></text:span></text:p>
      <text:p text:style-name="Text_20_body"><text:span text:style-name="Emphasis"><text:span text:style-name="T1">The following server's properties affect only to server run under service mode. </text:span></text:span></text:p>
      <text:p text:style-name="Text_20_body"><text:span text:style-name="Emphasis"><text:span text:style-name="T1">Table 1 – Install properties.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8"><text:span text:style-name="Emphasis"><text:span text:style-name="T2">PROPERTY </text:span></text:span></text:p>
          </table:table-cell>
          <table:table-cell table:style-name="Таблица1.A1" office:value-type="string">
            <text:p text:style-name="P9"><text:span text:style-name="Emphasis"><text:span text:style-name="T3">VALUE</text:span></text:span></text:p>
          </table:table-cell>
          <table:table-cell table:style-name="Таблица1.A1" office:value-type="string">
            <text:p text:style-name="P3">Default</text:p>
          </table:table-cell>
          <table:table-cell table:style-name="Таблица1.D1" office:value-type="string">
            <text:p text:style-name="P1">Remarks</text:p>
          </table:table-cell>
        </table:table-row>
        <table:table-row>
          <table:table-cell table:style-name="Таблица1.A2" office:value-type="string">
            <text:p text:style-name="P5">VIEWER_ASSOCIATE_VNC_EXTENSION</text:p>
          </table:table-cell>
          <table:table-cell table:style-name="Таблица1.B2" office:value-type="float" office:value="0.1">
            <text:p text:style-name="P13">0,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D2" office:value-type="string">
            <text:p text:style-name="P12">Associates the “.vnc” file extension with tvnviewer.exe that is installing now.</text:p>
            <text:p text:style-name="P16">Additional conditions: “silent mode”<text:note text:id="ftn1" text:note-class="footnote"><text:note-citation>1</text:note-citation><text:note-body>
         <text:p text:style-name="P20">“silent mode” does suspect when the UILevel property not equal 5. For UILevel see msdn.</text:p></text:note-body></text:note>, the Viewer feature is checked to install.</text:p>
          </table:table-cell>
        </table:table-row>
        <table:table-row>
          <table:table-cell table:style-name="Таблица1.A2" office:value-type="string">
            <text:p text:style-name="P5">SERVER_REGISTER_AS_SERVICE</text:p>
          </table:table-cell>
          <table:table-cell table:style-name="Таблица1.B2" office:value-type="float" office:value="0.1">
            <text:p text:style-name="P13">0,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D2" office:value-type="string">
            <text:p text:style-name="P12">Registers the server as service.</text:p>
            <text:p text:style-name="P16">Additional conditions: “silent mode”, the Server feature is checked to install.</text:p>
          </table:table-cell>
        </table:table-row>
        <table:table-row>
          <table:table-cell table:style-name="Таблица1.A2" office:value-type="string">
            <text:p text:style-name="P5">SERVER_ADD_FIREWALL_EXCEPTION</text:p>
          </table:table-cell>
          <table:table-cell table:style-name="Таблица1.B2" office:value-type="float" office:value="0.1">
            <text:p text:style-name="P13">0,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D2" office:value-type="string">
            <text:p text:style-name="P12">Adds the firewall exception for the TightVNC Server.</text:p>
            <text:p text:style-name="P16">Additional conditions: “silent mode”, the Server feature is checked to install</text:p>
          </table:table-cell>
        </table:table-row>
        <table:table-row>
          <table:table-cell table:style-name="Таблица1.A2" office:value-type="string">
            <text:p text:style-name="P5">VIEWER_ADD_FIREWALL_EXCEPTION</text:p>
          </table:table-cell>
          <table:table-cell table:style-name="Таблица1.B2" office:value-type="float" office:value="0.1">
            <text:p text:style-name="P13">0,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D2" office:value-type="string">
            <text:p text:style-name="P12">Adds the firewall exception for the TightVNC Viewer.</text:p>
            <text:p text:style-name="P16">Additional conditions: “silent mode”, the Server feature is checked to install</text:p>
          </table:table-cell>
        </table:table-row>
        <table:table-row>
          <table:table-cell table:style-name="Таблица1.A2" office:value-type="string">
            <text:p text:style-name="P5">SERVER_ALLOW_SAS</text:p>
          </table:table-cell>
          <table:table-cell table:style-name="Таблица1.B2" office:value-type="float" office:value="0.1">
            <text:p text:style-name="P13">0,1</text:p>
          </table:table-cell>
          <table:table-cell table:style-name="Таблица1.B2" office:value-type="float" office:value="1">
            <text:p text:style-name="P13">1</text:p>
          </table:table-cell>
          <table:table-cell table:style-name="Таблица1.D2" office:value-type="string">
            <text:p text:style-name="P12">Allows “SAS” (Allows generating the “Ctrl + Alt + Del” combination programmatically)</text:p>
            <text:p text:style-name="P16">Additional conditions: “silent mode”</text:p>
          </table:table-cell>
        </table:table-row>
      </table:table>
      <text:p text:style-name="Text_20_body"><text:span text:style-name="Emphasis"><text:span text:style-name="T1"/></text:span></text:p>
      <text:p text:style-name="Text_20_body"><text:span text:style-name="Emphasis"><text:span text:style-name="T1">The following server settings consist of property pairs, when first property contain the SET_ <text:s/>prefix and second property contain the VALUE_OF_ prefix and then follows setting name in the registry in capital letters.</text:span></text:span></text:p>
      <text:p text:style-name="Text_20_body"><text:span text:style-name="Emphasis"><text:span text:style-name="T1">When “SET_” property is equal to</text:span></text:span></text:p>
      <text:p text:style-name="Text_20_body"><text:span text:style-name="Emphasis"><text:span text:style-name="T1">0 – do nothing,</text:span></text:span></text:p>
      <text:p text:style-name="Text_20_body"><text:span text:style-name="Emphasis"><text:span text:style-name="T1">-1 – the setting will be reset,</text:span></text:span></text:p>
      <text:p text:style-name="Text_20_body"><text:span text:style-name="Emphasis"><text:span text:style-name="T1">1 – new value of the setting will be set to a VALUE_OF property value.</text:span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oft-page-break/><text:span text:style-name="Emphasis"><text:span text:style-name="T1">Table 2 – Server properties.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8"><text:span text:style-name="Emphasis"><text:span text:style-name="T2">PROPERTY </text:span></text:span></text:p>
            </table:table-cell>
            <table:table-cell table:style-name="Таблица2.A1" office:value-type="string">
              <text:p text:style-name="P9"><text:span text:style-name="Emphasis"><text:span text:style-name="T3">VALUE TYPE</text:span></text:span></text:p>
            </table:table-cell>
            <table:table-cell table:style-name="Таблица2.A1" office:value-type="string">
              <text:p text:style-name="P3">Default</text:p>
            </table:table-cell>
            <table:table-cell table:style-name="Таблица2.D1" office:value-type="string">
              <text:p text:style-name="P1">Remarks</text:p>
            </table:table-cell>
          </table:table-row>
        </table:table-header-rows>
        <table:table-row>
          <table:table-cell table:style-name="Таблица2.A2" office:value-type="string">
            <text:p text:style-name="P5">SET_ACCEPTHTTPCONNECTIONS</text:p>
            <text:p text:style-name="P5">VALUE_OF_ACCEPTHTTPCONNECTIONS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2">“[Server]Serve Java Viewer to Web clients”</text:p>
            <text:p text:style-name="P29"/>
          </table:table-cell>
        </table:table-row>
        <table:table-row>
          <table:table-cell table:style-name="Таблица2.A2" office:value-type="string">
            <text:p text:style-name="P5">SET_ACCEPTRFBCONNECTIONS</text:p>
            <text:p text:style-name="P5">VALUE_OF_ACCEPTRFBCONNECTIONS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2">“[Server]Accept incoming connections”</text:p>
          </table:table-cell>
        </table:table-row>
        <table:table-row>
          <table:table-cell table:style-name="Таблица2.A2" office:value-type="string">
            <text:p text:style-name="P5">SET_ALLOWLOOPBACK</text:p>
            <text:p text:style-name="P5">VALUE_OF_ALLOWLOOPBACK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Access Control]Allow loopback connections”</text:p>
          </table:table-cell>
        </table:table-row>
        <table:table-row>
          <table:table-cell table:style-name="Таблица2.A2" office:value-type="string">
            <text:p text:style-name="P5">SET_ALWAYSSHARED</text:p>
            <text:p text:style-name="P5">VALUE_OF_ALWAYSSHARED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Administration/Session Sharing]always shared” for <text:s/>the installing server.</text:p>
            <text:p text:style-name="P18">The options “always shared”, “never shared” and “disconnect existing clients” defines server behaviors on a new connection.</text:p>
          </table:table-cell>
        </table:table-row>
        <table:table-row>
          <table:table-cell table:style-name="Таблица2.A2" office:value-type="string">
            <text:p text:style-name="P5">SET_BLOCKLOCALINPUT</text:p>
            <text:p text:style-name="P5">VALUE_OF_BLOCKLOCALINPUT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Server]No local input during client sessions”</text:p>
          </table:table-cell>
        </table:table-row>
        <table:table-row>
          <table:table-cell table:style-name="Таблица2.A2" office:value-type="string">
            <text:p text:style-name="P5">SET_BLOCKREMOTEINPUT</text:p>
            <text:p text:style-name="P5">VALUE_OF_BLOCKREMOTEINPUT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Server]Block remote input events”</text:p>
          </table:table-cell>
        </table:table-row>
        <table:table-row>
          <table:table-cell table:style-name="Таблица2.A2" office:value-type="string">
            <text:p text:style-name="P5">SET_DISCONNECTACTION</text:p>
            <text:p text:style-name="P5">VALUE_OF_DISCONNECTACTION</text:p>
          </table:table-cell>
          <table:table-cell table:style-name="Таблица2.A2" office:value-type="string">
            <text:p text:style-name="P13"/>
            <text:p text:style-name="P13">0,1, 2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Administration]When Last Client Disconnect”</text:p>
            <text:p text:style-name="P12">Defines an action that will be performed when last client disconnects.</text:p>
            <text:p text:style-name="P12">0 – Do nothing</text:p>
            <text:p text:style-name="P12">1 – Lock desktop</text:p>
            <text:p text:style-name="P12">2 – Logoff current user</text:p>
          </table:table-cell>
        </table:table-row>
        <table:table-row>
          <table:table-cell table:style-name="Таблица2.A2" office:value-type="string">
            <text:p text:style-name="P5">SET_DISCONNECTCLIENTS</text:p>
            <text:p text:style-name="P5">VALUE_OF_DISCONNECTCLIENTS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2">Allows to change the option “[Administration/Session Sharing]<text:span text:style-name="T5">disconnect existing clients</text:span>”</text:p>
            <text:p text:style-name="P18">The options “always shared”, “never shared” and “disconnect existing clients” defines server behaviors on a new connection.</text:p>
          </table:table-cell>
        </table:table-row>
        <table:table-row>
          <table:table-cell table:style-name="Таблица2.A2" office:value-type="string">
            <text:p text:style-name="P5">SET_ENABLEFILETRANSFERS</text:p>
            <text:p text:style-name="P5">VALUE_OF_ENABLEFILETRANSFERS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Server]E<text:span text:style-name="T5">nable file transfers</text:span>”</text:p>
          </table:table-cell>
        </table:table-row>
        <table:table-row>
          <table:table-cell table:style-name="Таблица2.A2" table:number-rows-spanned="2" office:value-type="string">
            <text:p text:style-name="P5">SET_EXTRAPORTS</text:p>
            <text:p text:style-name="P5">VALUE_OF_EXTRAPORTS</text:p>
          </table:table-cell>
          <table:table-cell table:style-name="Таблица2.A2" table:number-rows-spanned="2" office:value-type="string">
            <text:p text:style-name="P13"/>
            <text:p text:style-name="P13">string</text:p>
          </table:table-cell>
          <table:table-cell table:style-name="Таблица2.A2" table:number-rows-spanned="2" office:value-type="string">
            <text:p text:style-name="P13"/>
            <text:p text:style-name="P14">""</text:p>
          </table:table-cell>
          <table:table-cell table:style-name="Таблица2.D2" office:value-type="string">
            <text:p text:style-name="P12">“[<text:span text:style-name="T5">Extra ports</text:span>]<text:span text:style-name="T5">Extra ports</text:span>” </text:p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12">String in the format “PORT:WIDTHxHEIGHT+LEFT+TOP”. For example: <text:s text:c="2"/>5901:1280x1024+0+0,5902:1280x1080+1280+0</text:p>
          </table:table-cell>
        </table:table-row>
        <table:table-row>
          <table:table-cell table:style-name="Таблица2.A2" office:value-type="string">
            <text:p text:style-name="P5">SET_GRABTRANSPARENTWINDOWS</text:p>
            <text:p text:style-name="P5">VALUE_OF_GRABTRANSPARENTWINDOWS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2">“[Server]<text:span text:style-name="T5">Grab transparent windows</text:span>”</text:p>
          </table:table-cell>
        </table:table-row>
        <table:table-row>
          <table:table-cell table:style-name="Таблица2.A2" office:value-type="string">
            <text:p text:style-name="P5">SET_HTTPPORT</text:p>
            <text:p text:style-name="P5">VALUE_OF_HTTPPORT</text:p>
          </table:table-cell>
          <table:table-cell table:style-name="Таблица2.A2" office:value-type="string">
            <text:p text:style-name="P13"/>
            <text:p text:style-name="P15">DWORD</text:p>
          </table:table-cell>
          <table:table-cell table:style-name="Таблица2.A2" office:value-type="string">
            <text:p text:style-name="P13"/>
            <text:p text:style-name="P13">5800</text:p>
          </table:table-cell>
          <table:table-cell table:style-name="Таблица2.D2" office:value-type="string">
            <text:p text:style-name="P2">“[Server]Web access port”</text:p>
          </table:table-cell>
        </table:table-row>
        <table:table-row>
          <table:table-cell table:style-name="Таблица2.A2" office:value-type="string">
            <text:p text:style-name="P5">SET_IPACCESSCONTROL</text:p>
            <text:p text:style-name="P5">VALUE_OF_IPACCESSCONTROL</text:p>
          </table:table-cell>
          <table:table-cell table:style-name="Таблица2.A2" office:value-type="string">
            <text:p text:style-name="P13"/>
            <text:p text:style-name="P13">string</text:p>
          </table:table-cell>
          <table:table-cell table:style-name="Таблица2.A2" office:value-type="string">
            <text:p text:style-name="P13"/>
            <text:p text:style-name="P14">""</text:p>
          </table:table-cell>
          <table:table-cell table:style-name="Таблица2.D2" office:value-type="string">
            <text:p text:style-name="P2">“[Access Control]/Rules”</text:p>
            <text:p text:style-name="P12">Sets rules for IP ranges in the option “[Access Control]/Rules”.</text:p>
            <text:p text:style-name="P12">For example: “0.0.0.0-255.255.255.255:2” - set the query action for all incoming connections.</text:p>
          </table:table-cell>
        </table:table-row>
        <table:table-row>
          <table:table-cell table:style-name="Таблица2.A2" office:value-type="string">
            <text:p text:style-name="P5">SET_LOCALINPUTPRIORITY</text:p>
            <text:p text:style-name="P5">VALUE_OF_LOCALINPUTPRIORITY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2">“[Server]Block remote input on local activity”</text:p>
          </table:table-cell>
        </table:table-row>
        <table:table-row>
          <table:table-cell table:style-name="Таблица2.A2" office:value-type="string">
            <text:p text:style-name="P5">SET_LOCALINPUTPRIORITYTIMEOUT</text:p>
            <text:p text:style-name="P5"><text:soft-page-break/>VALUE_OF_LOCALINPUTPRIORITYTIMEOUT</text:p>
          </table:table-cell>
          <table:table-cell table:style-name="Таблица2.A2" office:value-type="string">
            <text:p text:style-name="P13"/>
            <text:p text:style-name="P15"><text:soft-page-break/>DWORD</text:p>
          </table:table-cell>
          <table:table-cell table:style-name="Таблица2.A2" office:value-type="string">
            <text:p text:style-name="P13"/>
            <text:p text:style-name="P13"><text:soft-page-break/>3</text:p>
          </table:table-cell>
          <table:table-cell table:style-name="Таблица2.D2" office:value-type="string">
            <text:p text:style-name="P2">“[Server]Inactivity”<text:soft-page-break/></text:p>
            <text:p text:style-name="P2">Allows to change inactivity time (in seconds) belonged with the option “Block remote input on local activity”</text:p>
          </table:table-cell>
        </table:table-row>
        <table:table-row>
          <table:table-cell table:style-name="Таблица2.A2" office:value-type="string">
            <text:p text:style-name="P5">SET_LOGLEVEL</text:p>
            <text:p text:style-name="P5">VALUE_OF_LOGLEVEL</text:p>
          </table:table-cell>
          <table:table-cell table:style-name="Таблица2.A2" office:value-type="string">
            <text:p text:style-name="P13"/>
            <text:p text:style-name="P15">0,1...9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2">“[Administration]Log verbosity level”</text:p>
          </table:table-cell>
        </table:table-row>
        <table:table-row>
          <table:table-cell table:style-name="Таблица2.A2" office:value-type="string">
            <text:p text:style-name="P5">SET_LOOPBACKONLY</text:p>
            <text:p text:style-name="P5">VALUE_OF_LOOPBACKONLY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2">“[Access Control]Allow only loopback connections”</text:p>
          </table:table-cell>
        </table:table-row>
        <table:table-row>
          <table:table-cell table:style-name="Таблица2.A2" office:value-type="string">
            <text:p text:style-name="P5">SET_NEVERSHARED</text:p>
            <text:p text:style-name="P5">VALUE_OF_NEVERSHARED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Administration/Session Sharing]never shared”</text:p>
            <text:p text:style-name="P19"><text:span text:style-name="T5">The options “always shared”, “never shared” and </text:span><text:span text:style-name="T5">“disconnect existing clients” defines server behaviors on a new connection.</text:span></text:p>
          </table:table-cell>
        </table:table-row>
        <table:table-row>
          <table:table-cell table:style-name="Таблица2.A2" office:value-type="string">
            <text:p text:style-name="P5">SET_POLLINGINTERVAL</text:p>
            <text:p text:style-name="P5">VALUE_OF_POLLINGINTERVAL</text:p>
          </table:table-cell>
          <table:table-cell table:style-name="Таблица2.A2" office:value-type="string">
            <text:p text:style-name="P13"/>
            <text:p text:style-name="P15">DWORD</text:p>
          </table:table-cell>
          <table:table-cell table:style-name="Таблица2.A2" office:value-type="string">
            <text:p text:style-name="P13"/>
            <text:p text:style-name="P13">1000</text:p>
          </table:table-cell>
          <table:table-cell table:style-name="Таблица2.D2" office:value-type="string">
            <text:p text:style-name="P12">“[Server]Screen polling cycle”</text:p>
            <text:p text:style-name="P18">Sets screen polling cycle time, in milliseconds.</text:p>
          </table:table-cell>
        </table:table-row>
        <table:table-row>
          <table:table-cell table:style-name="Таблица2.A2" office:value-type="string">
            <text:p text:style-name="P5">SET_QUERYACCEPTONTIMEOUT</text:p>
            <text:p text:style-name="P5">VALUE_OF_QUERYACCEPTONTIMEOUT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2">“[Access Control]Default action on timeout” of the “Query Settings” panel.</text:p>
            <text:p text:style-name="P18">Set the “Accept” action as default on access with query (Value = 1). Else will be set the “Reject” action as default.</text:p>
          </table:table-cell>
        </table:table-row>
        <table:table-row>
          <table:table-cell table:style-name="Таблица2.A2" office:value-type="string">
            <text:p text:style-name="P5">SET_QUERYTIMEOUT</text:p>
            <text:p text:style-name="P5">VALUE_OF_QUERYTIMEOUT</text:p>
          </table:table-cell>
          <table:table-cell table:style-name="Таблица2.A2" office:value-type="string">
            <text:p text:style-name="P13"/>
            <text:p text:style-name="P15">DWORD</text:p>
          </table:table-cell>
          <table:table-cell table:style-name="Таблица2.A2" office:value-type="string">
            <text:p text:style-name="P13"/>
            <text:p text:style-name="P13">30</text:p>
          </table:table-cell>
          <table:table-cell table:style-name="Таблица2.D2" office:value-type="string">
            <text:p text:style-name="P12">“[Access Control]Query timeout”</text:p>
            <text:p text:style-name="P18">Sets query timeout, in seconds.</text:p>
          </table:table-cell>
        </table:table-row>
        <table:table-row>
          <table:table-cell table:style-name="Таблица2.A2" office:value-type="string">
            <text:p text:style-name="P5">SET_REMOVEWALLPAPER</text:p>
            <text:p text:style-name="P5">VALUE_OF_REMOVEWALLPAPER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2">“[Server]Hide desktop wallpaper”</text:p>
          </table:table-cell>
        </table:table-row>
        <table:table-row>
          <table:table-cell table:style-name="Таблица2.A2" office:value-type="string">
            <text:p text:style-name="P5">SET_RFBPORT</text:p>
            <text:p text:style-name="P5">VALUE_OF_RFBPORT</text:p>
          </table:table-cell>
          <table:table-cell table:style-name="Таблица2.A2" office:value-type="string">
            <text:p text:style-name="P13"/>
            <text:p text:style-name="P15">DWORD</text:p>
          </table:table-cell>
          <table:table-cell table:style-name="Таблица2.A2" office:value-type="string">
            <text:p text:style-name="P13"/>
            <text:p text:style-name="P13">5900</text:p>
          </table:table-cell>
          <table:table-cell table:style-name="Таблица2.D2" office:value-type="string">
            <text:p text:style-name="P18">“[Server]Main server port”</text:p>
          </table:table-cell>
        </table:table-row>
        <table:table-row>
          <table:table-cell table:style-name="Таблица2.A2" office:value-type="string">
            <text:p text:style-name="P5">SET_RUNCONTROLINTERFACE</text:p>
            <text:p text:style-name="P5">VALUE_OF_RUNCONTROLINTERFACE</text:p>
          </table:table-cell>
          <table:table-cell table:style-name="Таблица2.A2" office:value-type="string">
            <text:p text:style-name="P13"/>
            <text:p text:style-name="P13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8">“[Server]Show icon in the notification area”</text:p>
          </table:table-cell>
        </table:table-row>
        <table:table-row>
          <table:table-cell table:style-name="Таблица2.A2" office:value-type="string">
            <text:p text:style-name="P5">SET_SAVELOGTOALLUSERSPATH</text:p>
            <text:p text:style-name="P5">VALUE_OF_SAVELOGTOALLUSERSPATH</text:p>
          </table:table-cell>
          <table:table-cell table:style-name="Таблица2.A2" office:value-type="string">
            <text:p text:style-name="P4"/>
            <text:p text:style-name="P4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8">“[Administration]Make log available to all users”</text:p>
          </table:table-cell>
        </table:table-row>
        <table:table-row>
          <table:table-cell table:style-name="Таблица2.A2" office:value-type="string">
            <text:p text:style-name="P5">SET_USECONTROLAUTHENTICATION</text:p>
            <text:p text:style-name="P5">VALUE_OF_USECONTROLAUTHENTICATION</text:p>
          </table:table-cell>
          <table:table-cell table:style-name="Таблица2.A2" office:value-type="string">
            <text:p text:style-name="P4"/>
            <text:p text:style-name="P4">0,1</text:p>
          </table:table-cell>
          <table:table-cell table:style-name="Таблица2.A2" office:value-type="string">
            <text:p text:style-name="P13"/>
            <text:p text:style-name="P13">0</text:p>
          </table:table-cell>
          <table:table-cell table:style-name="Таблица2.D2" office:value-type="string">
            <text:p text:style-name="P18">“[Administration]Protect control operations with an administrative password”</text:p>
          </table:table-cell>
        </table:table-row>
        <table:table-row>
          <table:table-cell table:style-name="Таблица2.A2" office:value-type="string">
            <text:p text:style-name="P5">SET_USEVNCAUTHENTICATION</text:p>
            <text:p text:style-name="P5">VALUE_OF_USEVNCAUTHENTICATION</text:p>
          </table:table-cell>
          <table:table-cell table:style-name="Таблица2.A2" office:value-type="string">
            <text:p text:style-name="P4"/>
            <text:p text:style-name="P4">0,1</text:p>
          </table:table-cell>
          <table:table-cell table:style-name="Таблица2.A2" office:value-type="string">
            <text:p text:style-name="P13"/>
            <text:p text:style-name="P13">1</text:p>
          </table:table-cell>
          <table:table-cell table:style-name="Таблица2.D2" office:value-type="string">
            <text:p text:style-name="P18">“[Server]Require VNC authentication”</text:p>
          </table:table-cell>
        </table:table-row>
      </table:table>
      <text:p text:style-name="Text_20_body"/>
      <text:p text:style-name="Text_20_body"><text:span text:style-name="Emphasis"><text:span text:style-name="T1">Table 3 – Server properties which is actual only from the silent mode.</text:span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office:value-type="string">
              <text:p text:style-name="P8"><text:span text:style-name="Emphasis"><text:span text:style-name="T2">PROPERTY </text:span></text:span></text:p>
            </table:table-cell>
            <table:table-cell table:style-name="Таблица3.A1" office:value-type="string">
              <text:p text:style-name="P9"><text:span text:style-name="Emphasis"><text:span text:style-name="T3">VALUE TYPE</text:span></text:span></text:p>
            </table:table-cell>
            <table:table-cell table:style-name="Таблица3.A1" office:value-type="string">
              <text:p text:style-name="P3">Default</text:p>
            </table:table-cell>
            <table:table-cell table:style-name="Таблица3.D1" office:value-type="string">
              <text:p text:style-name="P1">Remarks</text:p>
            </table:table-cell>
          </table:table-row>
        </table:table-header-rows>
        <table:table-row>
          <table:table-cell table:style-name="Таблица3.A2" office:value-type="string">
            <text:p text:style-name="P6">SET_CONTROLPASSWORD</text:p>
            <text:p text:style-name="P6">VALUE_OF_CONTROLPASSWORD</text:p>
          </table:table-cell>
          <table:table-cell table:style-name="Таблица3.A2" office:value-type="string">
            <text:p text:style-name="P4"/>
            <text:p text:style-name="P4">string</text:p>
          </table:table-cell>
          <table:table-cell table:style-name="Таблица3.A2" office:value-type="string">
            <text:p text:style-name="P13"/>
            <text:p text:style-name="P13">“”</text:p>
          </table:table-cell>
          <table:table-cell table:style-name="Таблица3.D2" office:value-type="string">
            <text:p text:style-name="P18">“[Administration]Password”</text:p>
            <text:p text:style-name="P18">Password that will be to require to run the server control interface.</text:p>
          </table:table-cell>
        </table:table-row>
        <table:table-row>
          <table:table-cell table:style-name="Таблица3.A2" office:value-type="string">
            <text:p text:style-name="P6">SET_PASSWORD</text:p>
            <text:p text:style-name="P6">VALUE_OF_PASSWORD</text:p>
          </table:table-cell>
          <table:table-cell table:style-name="Таблица3.A2" office:value-type="string">
            <text:p text:style-name="P4"/>
            <text:p text:style-name="P4">string</text:p>
          </table:table-cell>
          <table:table-cell table:style-name="Таблица3.A2" office:value-type="string">
            <text:p text:style-name="P13"/>
            <text:p text:style-name="P13">“”</text:p>
          </table:table-cell>
          <table:table-cell table:style-name="Таблица3.D2" office:value-type="string">
            <text:p text:style-name="P18">“[Server]Primary password”</text:p>
            <text:p text:style-name="P19"><text:span text:style-name="T5">Password that will be used as primary for incoming connections.</text:span></text:p>
          </table:table-cell>
        </table:table-row>
        <text:soft-page-break/>
        <table:table-row>
          <table:table-cell table:style-name="Таблица3.A2" office:value-type="string">
            <text:p text:style-name="P6">SET_VIEWONLYPASSWORD</text:p>
            <text:p text:style-name="P6">VALUE_OF_VIEWONLYPASSWORD</text:p>
          </table:table-cell>
          <table:table-cell table:style-name="Таблица3.A2" office:value-type="string">
            <text:p text:style-name="P4"/>
            <text:p text:style-name="P4">string</text:p>
          </table:table-cell>
          <table:table-cell table:style-name="Таблица3.A2" office:value-type="string">
            <text:p text:style-name="P13"/>
            <text:p text:style-name="P13">“”</text:p>
          </table:table-cell>
          <table:table-cell table:style-name="Таблица3.D2" office:value-type="string">
            <text:p text:style-name="P18">“[Server]View-only password”</text:p>
            <text:p text:style-name="P19"><text:span text:style-name="T5">Password that will be used as “view-only” for incoming connections.</text:span></text:p>
          </table:table-cell>
        </table:table-row>
      </table:table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Segoe UI" svg:font-family="'Segoe UI', Verdana, 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5" style:display-name="Heading 5" style:family="paragraph" style:parent-style-name="Title" style:next-style-name="Text_20_body" style:default-outline-level="5" style:list-style-name="" style:class="text">
      <style:text-properties style:font-name="Times New Roman" fo:font-size="10pt" fo:font-weight="bold" style:font-name-asian="Lucida Sans Unicode" style:font-size-asian="10pt" style:font-weight-asian="bold" style:font-name-complex="Tahoma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12-09T17:23:18</meta:creation-date>
    <dc:date>2012-06-01T14:28:15.97</dc:date>
    <meta:editing-cycles>189</meta:editing-cycles>
    <meta:editing-duration>P6DT22H28M7S</meta:editing-duration>
    <meta:document-statistic meta:table-count="3" meta:image-count="0" meta:object-count="0" meta:page-count="4" meta:paragraph-count="220" meta:word-count="772" meta:character-count="5941"/>
    <meta:user-defined meta:name="Info 1"/>
    <meta:user-defined meta:name="Info 2"/>
    <meta:user-defined meta:name="Info 3"/>
    <meta:user-defined meta:name="Info 4"/>
  </office:meta>
</office:document-meta>
</file>